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3a3c" officeooo:paragraph-rsid="00093a3c"/>
    </style:style>
    <style:style style:name="P2" style:family="paragraph" style:parent-style-name="Text_20_body">
      <style:text-properties officeooo:rsid="00093a3c" officeooo:paragraph-rsid="0009cbf7"/>
    </style:style>
    <style:style style:name="P3" style:family="paragraph" style:parent-style-name="Text_20_body">
      <style:text-properties officeooo:rsid="00093a3c" officeooo:paragraph-rsid="000a9590"/>
    </style:style>
    <style:style style:name="P4" style:family="paragraph" style:parent-style-name="Text_20_body">
      <style:text-properties officeooo:rsid="00093a3c" officeooo:paragraph-rsid="000aebb3"/>
    </style:style>
    <style:style style:name="P5" style:family="paragraph" style:parent-style-name="Text_20_body">
      <style:text-properties officeooo:paragraph-rsid="00093a3c"/>
    </style:style>
    <style:style style:name="P6" style:family="paragraph" style:parent-style-name="Text_20_body">
      <style:text-properties officeooo:rsid="0009cbf7" officeooo:paragraph-rsid="0009cbf7"/>
    </style:style>
    <style:style style:name="P7" style:family="paragraph" style:parent-style-name="Text_20_body">
      <style:text-properties officeooo:rsid="0009cbf7" officeooo:paragraph-rsid="000a9590"/>
    </style:style>
    <style:style style:name="P8" style:family="paragraph" style:parent-style-name="Text_20_body">
      <style:text-properties officeooo:rsid="0009cbf7" officeooo:paragraph-rsid="000b0b53"/>
    </style:style>
    <style:style style:name="P9" style:family="paragraph" style:parent-style-name="Text_20_body">
      <style:text-properties officeooo:rsid="000a9590" officeooo:paragraph-rsid="000a9590"/>
    </style:style>
    <style:style style:name="P10" style:family="paragraph" style:parent-style-name="Text_20_body">
      <style:text-properties officeooo:rsid="000a9590" officeooo:paragraph-rsid="000aebb3"/>
    </style:style>
    <style:style style:name="P11" style:family="paragraph" style:parent-style-name="Text_20_body">
      <style:text-properties officeooo:rsid="000aebb3" officeooo:paragraph-rsid="000aebb3"/>
    </style:style>
    <style:style style:name="P12" style:family="paragraph" style:parent-style-name="Text_20_body">
      <style:text-properties officeooo:rsid="000b0b53" officeooo:paragraph-rsid="000b0b53"/>
    </style:style>
    <style:style style:name="P13" style:family="paragraph" style:parent-style-name="Text_20_body">
      <style:text-properties officeooo:paragraph-rsid="000b0b53"/>
    </style:style>
    <style:style style:name="P14" style:family="paragraph" style:parent-style-name="Heading_20_1">
      <style:paragraph-properties fo:text-align="center" style:justify-single-word="false"/>
      <style:text-properties officeooo:rsid="00093a3c" officeooo:paragraph-rsid="00093a3c"/>
    </style:style>
    <style:style style:name="P15" style:family="paragraph" style:parent-style-name="Heading_20_2">
      <style:text-properties officeooo:rsid="000b0b53" officeooo:paragraph-rsid="000b0b53"/>
    </style:style>
    <style:style style:name="P16" style:family="paragraph" style:parent-style-name="Heading_20_2">
      <style:paragraph-properties fo:break-before="page"/>
      <style:text-properties officeooo:paragraph-rsid="00093a3c"/>
    </style:style>
    <style:style style:name="T1" style:family="text">
      <style:text-properties officeooo:rsid="00093a3c"/>
    </style:style>
    <style:style style:name="T2" style:family="text">
      <style:text-properties officeooo:rsid="0009cbf7"/>
    </style:style>
    <style:style style:name="T3" style:family="text">
      <style:text-properties officeooo:rsid="000a9590"/>
    </style:style>
    <style:style style:name="T4" style:family="text">
      <style:text-properties officeooo:rsid="000aeb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Test d'integration</text:h>
      <text:h text:style-name="Heading_20_2" text:outline-level="2">Test de &lt;nom du composant&gt;</text:h>
      <text:p text:style-name="P1">nomMethode(params)</text:p>
      <text:p text:style-name="P1"><text:tab/>→ retour</text:p>
      <text:p text:style-name="P1">nomMethode2(params2)</text:p>
      <text:p text:style-name="P1"><text:tab/>→ retour2</text:p>
      <text:p text:style-name="P5"/>
      <text:h text:style-name="P16" text:outline-level="2">Test de <text:span text:style-name="T1">GestionCours</text:span></text:h>
      <text:p text:style-name="P9">Ajout d'une chapitre sans UE :</text:p>
      <text:p text:style-name="P1">gc.ajouterChapitre(« <text:span text:style-name="T2">5I404 », </text:span>« IL »)</text:p>
      <text:p text:style-name="P1"><text:tab/>→ <text:span text:style-name="T2">false</text:span></text:p>
      <text:p text:style-name="P9">Ajout d'un chapitre lorsqu'une UE est crée</text:p>
      <text:p text:style-name="P6">gc.ajouterUE(« 5I404 »)</text:p>
      <text:p text:style-name="P6"><text:tab/>→ true</text:p>
      <text:p text:style-name="P2">gc.ajouterChapitre(« <text:span text:style-name="T2">5I404 », </text:span>« IL »)</text:p>
      <text:p text:style-name="P2"><text:tab/>→ <text:span text:style-name="T2">true</text:span></text:p>
      <text:p text:style-name="P9">Duplication d'UE</text:p>
      <text:p text:style-name="P7">gc.ajouterUE(« 5I404 »)</text:p>
      <text:p text:style-name="P7"><text:tab/>→ true</text:p>
      <text:p text:style-name="P7">gc.ajouterUE(« 5I404 »)</text:p>
      <text:p text:style-name="P7"><text:tab/>→ <text:span text:style-name="T3">false</text:span></text:p>
      <text:p text:style-name="P7"/>
      <text:p text:style-name="P9">Duplication de chapitre</text:p>
      <text:p text:style-name="P7">gc.ajouterUE(« 5I404 »)</text:p>
      <text:p text:style-name="P7"><text:tab/>→ true</text:p>
      <text:p text:style-name="P3">gc.ajouterChapitre(« <text:span text:style-name="T2">5I404 », </text:span>« IL »)</text:p>
      <text:p text:style-name="P3"><text:tab/>→ <text:span text:style-name="T2">true</text:span></text:p>
      <text:p text:style-name="P3">gc.ajouterChapitre(« <text:span text:style-name="T2">5I404 », </text:span>« IL »)</text:p>
      <text:p text:style-name="P3"><text:tab/>→ <text:span text:style-name="T3">false</text:span></text:p>
      <text:p text:style-name="P3"/>
      <text:p text:style-name="P9">Verification de l'existence d'une UE non existante</text:p>
      <text:p text:style-name="P9"><text:span text:style-name="T4">gc.</text:span>verifExistenceUE(<text:span text:style-name="T1">« 5I404 »</text:span>)</text:p>
      <text:p text:style-name="P3"><text:tab/>→<text:span text:style-name="T3">false</text:span></text:p>
      <text:p text:style-name="P9">Verification de l'existence d'une UE <text:s/>existante</text:p>
      <text:p text:style-name="P7">gc.ajouterUE(« 5I40<text:span text:style-name="T3">6</text:span> »)</text:p>
      <text:p text:style-name="P7"><text:tab/>→ true</text:p>
      <text:p text:style-name="P9"><text:span text:style-name="T4">gc.</text:span>verifExistenceUE(<text:span text:style-name="T1">« 5I40</text:span>6<text:span text:style-name="T1"> »</text:span>)</text:p>
      <text:p text:style-name="P3"><text:soft-page-break/><text:tab/>→<text:span text:style-name="T3">true</text:span></text:p>
      <text:p text:style-name="P3"/>
      <text:p text:style-name="P9">Modification d'une UE non existante </text:p>
      <text:p text:style-name="P10"><text:span text:style-name="T4">gc.</text:span>modifierUE(<text:span text:style-name="T1">« 5I40</text:span>4<text:span text:style-name="T1"> »,« 5I452 »</text:span>) </text:p>
      <text:p text:style-name="P4"><text:tab/>→<text:span text:style-name="T4">false</text:span></text:p>
      <text:p text:style-name="P10">Modification d'une UE <text:s/>existante </text:p>
      <text:p text:style-name="P11">gc.ajouterUE(<text:span text:style-name="T1">« 5I404 »</text:span>)</text:p>
      <text:p text:style-name="P11"><text:tab/>→true</text:p>
      <text:p text:style-name="P10"><text:span text:style-name="T4">gc.</text:span>modifierUE(<text:span text:style-name="T1">« 5I40</text:span>4<text:span text:style-name="T1"> »,« 5I452 »</text:span>) </text:p>
      <text:p text:style-name="P4"><text:tab/>→<text:span text:style-name="T4">true</text:span></text:p>
      <text:p text:style-name="P12">Modification de chapitre non existant </text:p>
      <text:p text:style-name="P12">gc.modifierChapitres(« IL »)</text:p>
      <text:p text:style-name="P12"><text:tab/>→ false </text:p>
      <text:p text:style-name="P12">Modification de chapitre <text:s/>existant </text:p>
      <text:p text:style-name="P8">gc.ajouterUE(« 5I404 »)</text:p>
      <text:p text:style-name="P8"><text:tab/>→ true</text:p>
      <text:p text:style-name="P12">gc.ajouterChapitre(<text:span text:style-name="T2">« 5I404 » ,</text:span>« IL »)</text:p>
      <text:p text:style-name="P12"><text:tab/>→ true</text:p>
      <text:p text:style-name="P12">gc.modifierChapitres(« IL », «IM » )</text:p>
      <text:p text:style-name="P12"><text:tab/>→ true </text:p>
      <text:h text:style-name="P15" text:outline-level="2">Test de GestionCommentaires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 ALEXANDRE</meta:initial-creator>
    <meta:creation-date>2016-11-30T14:42:33.258372093</meta:creation-date>
    <meta:generator>LibreOffice/4.3.3.2$Linux_X86_64 LibreOffice_project/430m0$Build-2</meta:generator>
    <dc:date>2016-11-30T15:50:02.545696253</dc:date>
    <dc:creator>GASPARD ALEXANDRE</dc:creator>
    <meta:editing-duration>PT21M58S</meta:editing-duration>
    <meta:editing-cycles>3</meta:editing-cycles>
    <meta:document-statistic meta:table-count="0" meta:image-count="0" meta:object-count="0" meta:page-count="3" meta:paragraph-count="54" meta:word-count="175" meta:character-count="1167" meta:non-whitespace-character-count="1015"/>
  </office:meta>
</office:document-meta>
</file>